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1" svg:font-family="StarSymbol" style:font-charset="x-symbol"/>
    <style:font-face style:name="StarSymbol2" svg:font-family="StarSymbol" style:font-adornments="Regular" style:font-pitch="variable"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Cumberland" svg:font-family="Cumberland" style:font-family-generic="modern" style:font-pitch="fixed"/>
    <style:font-face style:name="Albany2" svg:font-family="Albany" style:font-family-generic="roman" style:font-pitch="variable"/>
    <style:font-face style:name="Liberation Serif" svg:font-family="'Liberation Serif'" style:font-family-generic="roman" style:font-pitch="variable"/>
    <style:font-face style:name="Albany3" svg:font-family="Albany" style:font-family-generic="swiss" style:font-pitch="variable"/>
    <style:font-face style:name="Albany" svg:font-family="Albany" style:font-adornments="Bold" style:font-family-generic="swiss" style:font-pitch="variable"/>
    <style:font-face style:name="Albany1" svg:font-family="Albany"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9" style:family="table">
      <style:table-properties style:width="6.6549in" fo:margin-left="0.0368in" fo:margin-right="0.0014in" table:align="margins"/>
    </style:style>
    <style:style style:name="Table29.A" style:family="table-column">
      <style:table-column-properties style:column-width="1.8194in" style:rel-column-width="17916*"/>
    </style:style>
    <style:style style:name="Table29.B" style:family="table-column">
      <style:table-column-properties style:column-width="4.8354in" style:rel-column-width="47619*"/>
    </style:style>
    <style:style style:name="Table29.A1" style:family="table-cell">
      <style:table-cell-properties fo:padding="0.0396in" fo:border="none"/>
    </style:style>
    <style:style style:name="Table29.A2" style:family="table-cell">
      <style:table-cell-properties fo:background-color="#e6e6e6" fo:padding="0.0396in" fo:border-left="none" fo:border-right="none" fo:border-top="0.05pt solid #000000" fo:border-bottom="0.05pt solid #000000">
        <style:background-image/>
      </style:table-cell-properties>
    </style:style>
    <style:style style:name="Table29.B2" style:family="table-cell">
      <style:table-cell-properties fo:padding="0.0396in" fo:border-left="none" fo:border-right="none" fo:border-top="0.05pt solid #000000" fo:border-bottom="0.05pt solid #000000"/>
    </style:style>
    <style:style style:name="P1" style:family="paragraph" style:parent-style-name="Table_20_Contents">
      <style:text-properties officeooo:rsid="0017546e" officeooo:paragraph-rsid="0017546e"/>
    </style:style>
    <style:style style:name="P2" style:family="paragraph" style:parent-style-name="Table_20_Contents">
      <style:paragraph-properties fo:text-align="start" style:justify-single-word="false"/>
      <style:text-properties fo:color="#000000" loext:opacity="100%" style:font-name="Albany3" fo:font-size="8pt" fo:font-weight="normal" officeooo:paragraph-rsid="001b5e58" style:font-size-asian="8pt" style:font-weight-asian="normal" style:font-size-complex="8pt" style:font-weight-complex="normal"/>
    </style:style>
    <style:style style:name="P3" style:family="paragraph" style:parent-style-name="Table_20_Contents">
      <style:text-properties fo:color="#000000" loext:opacity="100%" fo:font-size="10pt" fo:font-weight="bold" officeooo:paragraph-rsid="001b5e58" style:font-size-asian="10pt" style:font-weight-asian="bold" style:font-size-complex="10pt" style:font-weight-complex="bold"/>
    </style:style>
    <style:style style:name="P4" style:family="paragraph" style:parent-style-name="Table_20_Contents">
      <style:text-properties fo:color="#ff0000" loext:opacity="100%" style:font-name="Albany3" fo:font-size="10pt" officeooo:paragraph-rsid="001b5e58" style:font-size-asian="10pt" style:font-size-complex="10pt"/>
    </style:style>
    <style:style style:name="P5" style:family="paragraph" style:parent-style-name="Table_20_Contents">
      <style:paragraph-properties fo:text-align="start" style:justify-single-word="false"/>
      <style:text-properties fo:font-weight="bold" officeooo:paragraph-rsid="001b5e58"/>
    </style:style>
    <style:style style:name="P6" style:family="paragraph" style:parent-style-name="Standard">
      <style:text-properties officeooo:rsid="0018bd78" officeooo:paragraph-rsid="0018bd78"/>
    </style:style>
    <style:style style:name="P7" style:family="paragraph" style:parent-style-name="Standard">
      <style:text-properties fo:color="#ff0000" loext:opacity="100%" fo:font-size="10pt" officeooo:paragraph-rsid="001b5e58" style:font-size-asian="10pt" style:font-size-complex="10pt"/>
    </style:style>
    <style:style style:name="P8" style:family="paragraph" style:parent-style-name="Standard">
      <style:text-properties fo:color="#ff0000" loext:opacity="100%" style:font-name="Albany3" fo:font-size="10pt" officeooo:paragraph-rsid="001b5e58" style:font-size-asian="10pt" style:font-size-complex="10pt"/>
    </style:style>
    <style:style style:name="P9" style:family="paragraph" style:parent-style-name="Standard">
      <style:text-properties fo:font-size="10pt" officeooo:paragraph-rsid="001b5e58" style:font-size-asian="10pt" style:font-size-complex="10pt"/>
    </style:style>
    <style:style style:name="P10" style:family="paragraph" style:parent-style-name="Standard">
      <style:text-properties officeooo:paragraph-rsid="001b5e58"/>
    </style:style>
    <style:style style:name="P11" style:family="paragraph" style:parent-style-name="Text_20_body">
      <style:text-properties officeooo:rsid="0018bd78" officeooo:paragraph-rsid="0018bd78"/>
    </style:style>
    <style:style style:name="P12" style:family="paragraph" style:parent-style-name="Text_20_body">
      <style:text-properties officeooo:paragraph-rsid="001b5e58" fo:background-color="#ffff99"/>
    </style:style>
    <style:style style:name="P13" style:family="paragraph" style:parent-style-name="Text_20_body">
      <style:text-properties fo:font-size="10pt" officeooo:paragraph-rsid="001b5e58" style:font-size-asian="10pt" style:font-size-complex="10pt"/>
    </style:style>
    <style:style style:name="P14" style:family="paragraph" style:parent-style-name="Text_20_body">
      <style:text-properties officeooo:paragraph-rsid="001b5e58"/>
    </style:style>
    <style:style style:name="P15" style:family="paragraph" style:parent-style-name="Standard">
      <style:paragraph-properties fo:margin-left="1.1811in" fo:margin-right="0in" fo:text-indent="-1.1811in" style:auto-text-indent="false">
        <style:tab-stops/>
      </style:paragraph-properties>
      <style:text-properties fo:color="#000000" loext:opacity="100%" style:font-name="Albany3" fo:font-size="10pt" fo:font-weight="normal" officeooo:paragraph-rsid="001b5e58" style:font-size-asian="10pt" style:font-weight-asian="normal" style:font-size-complex="10pt" style:font-weight-complex="normal"/>
    </style:style>
    <style:style style:name="P16" style:family="paragraph" style:parent-style-name="Standard">
      <style:paragraph-properties fo:margin-left="1.1811in" fo:margin-right="0in" fo:text-indent="-1.1811in" style:auto-text-indent="false">
        <style:tab-stops/>
      </style:paragraph-properties>
      <style:text-properties fo:color="#000000" loext:opacity="100%" style:font-name="Courier New" fo:font-size="10pt" fo:font-weight="normal" officeooo:paragraph-rsid="001b5e58" style:font-size-asian="10pt" style:font-weight-asian="normal" style:font-size-complex="10pt" style:font-weight-complex="normal"/>
    </style:style>
    <style:style style:name="P17" style:family="paragraph" style:parent-style-name="Standard">
      <style:paragraph-properties fo:margin-left="1.1811in" fo:margin-right="0in" fo:text-indent="-1.1811in" style:auto-text-indent="false">
        <style:tab-stops/>
      </style:paragraph-properties>
      <style:text-properties fo:color="#707277" loext:opacity="100%" style:font-name="Courier New" fo:font-size="10pt" fo:font-weight="normal" officeooo:paragraph-rsid="001b5e58" style:font-size-asian="10pt" style:font-weight-asian="normal" style:font-size-complex="10pt" style:font-weight-complex="normal"/>
    </style:style>
    <style:style style:name="P18" style:family="paragraph" style:parent-style-name="Preformatted_20_Text">
      <style:paragraph-properties fo:text-align="start" style:justify-single-word="false"/>
      <style:text-properties fo:color="#000000" loext:opacity="100%" style:font-name="Albany3" fo:font-size="8pt" fo:font-weight="normal" officeooo:paragraph-rsid="001b5e58" style:font-size-asian="8pt" style:font-weight-asian="normal" style:font-size-complex="8pt" style:font-weight-complex="normal"/>
    </style:style>
    <style:style style:name="P19" style:family="paragraph" style:parent-style-name="Section">
      <style:text-properties officeooo:paragraph-rsid="001b5e58"/>
    </style:style>
    <style:style style:name="P20" style:family="paragraph" style:parent-style-name="Section">
      <style:text-properties fo:font-weight="normal" officeooo:paragraph-rsid="001b5e58" style:font-weight-asian="normal" style:font-weight-complex="normal"/>
    </style:style>
    <style:style style:name="P21" style:family="paragraph" style:parent-style-name="Section">
      <style:paragraph-properties fo:padding="0in" fo:border="none"/>
      <style:text-properties officeooo:paragraph-rsid="001b5e58"/>
    </style:style>
    <style:style style:name="P22" style:family="paragraph" style:parent-style-name="Standard">
      <style:paragraph-properties fo:padding="0in" fo:border="none"/>
      <style:text-properties officeooo:paragraph-rsid="001b5e58" fo:background-color="transparent"/>
    </style:style>
    <style:style style:name="P23" style:family="paragraph" style:parent-style-name="Standard">
      <style:paragraph-properties fo:padding="0in" fo:border="none"/>
      <style:text-properties officeooo:paragraph-rsid="001b5e58"/>
    </style:style>
    <style:style style:name="P24" style:family="paragraph" style:parent-style-name="Text_20_body">
      <style:paragraph-properties fo:padding="0in" fo:border="none"/>
      <style:text-properties officeooo:paragraph-rsid="001b5e58"/>
    </style:style>
    <style:style style:name="P25" style:family="paragraph" style:parent-style-name="Standard">
      <style:paragraph-properties fo:margin-left="0in" fo:margin-right="0in" fo:text-indent="0in" style:auto-text-indent="false">
        <style:tab-stops/>
      </style:paragraph-properties>
      <style:text-properties fo:color="#ff0000" loext:opacity="100%" style:font-name="Albany3" fo:font-size="10pt" fo:font-weight="normal" officeooo:paragraph-rsid="001b5e58" style:font-size-asian="10pt" style:font-weight-asian="normal" style:font-size-complex="10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paragraph-properties>
      <style:text-properties fo:color="#000000" loext:opacity="100%" style:font-name="Albany3" fo:font-size="10pt" fo:font-weight="normal" officeooo:paragraph-rsid="001b5e58" style:font-size-asian="10pt" style:font-weight-asian="normal" style:font-size-complex="10pt" style:font-weight-complex="normal"/>
    </style:style>
    <style:style style:name="P27" style:family="paragraph" style:parent-style-name="Standard" style:master-page-name="">
      <style:paragraph-properties fo:margin-left="0in" fo:margin-right="0in" fo:text-align="start" style:justify-single-word="false" fo:text-indent="0in" style:auto-text-indent="false" style:page-number="auto" text:number-lines="false" text:line-number="0"/>
      <style:text-properties style:use-window-font-color="true" loext:opacity="0%" style:text-outline="false" style:text-line-through-style="none" style:text-line-through-type="none" style:font-name="Albany2" fo:font-size="10pt" fo:font-style="normal" fo:text-shadow="none" style:text-underline-style="none" fo:font-weight="normal" officeooo:paragraph-rsid="001b5e58" style:font-name-asian="Albany2" style:font-size-asian="10pt" style:font-style-asian="normal" style:font-weight-asian="normal" style:font-name-complex="Albany2" style:font-size-complex="10pt" style:font-style-complex="normal" style:font-weight-complex="normal" style:text-emphasize="none"/>
    </style:style>
    <style:style style:name="P28" style:family="paragraph" style:parent-style-name="Table_20_Heading" style:master-page-name="">
      <style:paragraph-properties fo:margin-left="0in" fo:margin-right="0in" fo:text-align="start" style:justify-single-word="false" fo:text-indent="0in" style:auto-text-indent="false" style:page-number="auto" text:number-lines="false" text:line-number="0"/>
      <style:text-properties style:use-window-font-color="true" loext:opacity="0%" fo:font-style="normal" fo:font-weight="bold" officeooo:paragraph-rsid="001b5e58" style:font-style-asian="italic" style:font-weight-asian="bold" style:font-style-complex="italic" style:font-weight-complex="bold"/>
    </style:style>
    <style:style style:name="P29" style:family="paragraph" style:parent-style-name="Table_20_Contents">
      <style:paragraph-properties fo:margin-left="0in" fo:margin-right="0in" fo:text-indent="0in" style:auto-text-indent="false">
        <style:tab-stops/>
      </style:paragraph-properties>
      <style:text-properties fo:color="#ffffff" loext:opacity="100%" style:font-name="Albany3" fo:font-size="10pt" fo:language="en" fo:country="US" fo:font-weight="bold" officeooo:paragraph-rsid="001b5e58" style:font-size-asian="10pt" style:font-weight-asian="bold" style:font-size-complex="10pt" style:font-weight-complex="bold"/>
    </style:style>
    <style:style style:name="P30" style:family="paragraph" style:parent-style-name="Table_20_Contents">
      <style:paragraph-properties fo:margin-left="0in" fo:margin-right="0in" fo:text-indent="0in" style:auto-text-indent="false">
        <style:tab-stops/>
      </style:paragraph-properties>
      <style:text-properties fo:color="#000000" loext:opacity="100%" style:font-name="Albany3" fo:font-size="10pt" fo:language="en" fo:country="US" fo:font-weight="bold" officeooo:paragraph-rsid="001b5e58" style:font-size-asian="10pt" style:font-weight-asian="bold" style:font-size-complex="10pt" style:font-weight-complex="bold"/>
    </style:style>
    <style:style style:name="P31" style:family="paragraph" style:parent-style-name="Heading_20_1" style:master-page-name="">
      <style:paragraph-properties fo:keep-together="always" style:page-number="auto" fo:break-before="page"/>
      <style:text-properties officeooo:paragraph-rsid="001b5e58"/>
    </style:style>
    <style:style style:name="P32" style:family="paragraph" style:parent-style-name="Heading_20_2">
      <style:text-properties officeooo:paragraph-rsid="001b5e58"/>
    </style:style>
    <style:style style:name="P33" style:family="paragraph" style:parent-style-name="Heading_20_3">
      <style:text-properties officeooo:paragraph-rsid="001b5e58"/>
    </style:style>
    <style:style style:name="P34" style:family="paragraph" style:parent-style-name="Heading_20_3">
      <style:paragraph-properties fo:margin-left="-0.0102in" fo:margin-right="0in" fo:text-indent="0in" style:auto-text-indent="false"/>
      <style:text-properties officeooo:paragraph-rsid="001b5e58"/>
    </style:style>
    <style:style style:name="P35" style:family="paragraph" style:parent-style-name="Heading_20_4">
      <style:text-properties officeooo:paragraph-rsid="001b5e58"/>
    </style:style>
    <style:style style:name="P36" style:family="paragraph" style:parent-style-name="Section" style:list-style-name="L2">
      <style:paragraph-properties fo:padding="0in" fo:border="none"/>
      <style:text-properties officeooo:paragraph-rsid="001b5e58"/>
    </style:style>
    <style:style style:name="P37" style:family="paragraph" style:parent-style-name="Section" style:list-style-name="L3">
      <style:paragraph-properties fo:padding="0in" fo:border="none"/>
      <style:text-properties officeooo:paragraph-rsid="001b5e58"/>
    </style:style>
    <style:style style:name="P38" style:family="paragraph" style:parent-style-name="Section" style:list-style-name="L4">
      <style:paragraph-properties fo:padding="0in" fo:border="none"/>
      <style:text-properties officeooo:paragraph-rsid="001b5e58"/>
    </style:style>
    <style:style style:name="P39" style:family="paragraph" style:parent-style-name="Section" style:list-style-name="L5">
      <style:paragraph-properties fo:padding="0in" fo:border="none"/>
      <style:text-properties officeooo:paragraph-rsid="001b5e58"/>
    </style:style>
    <style:style style:name="P40" style:family="paragraph" style:parent-style-name="Section">
      <style:paragraph-properties fo:padding="0in" fo:border="none"/>
      <style:text-properties officeooo:paragraph-rsid="001b5e58" fo:background-color="transparent"/>
    </style:style>
    <style:style style:name="P41" style:family="paragraph" style:parent-style-name="Standard" style:list-style-name="L1">
      <style:paragraph-properties fo:margin-left="0in" fo:margin-right="0in" fo:text-align="start" style:justify-single-word="false" fo:text-indent="0in" style:auto-text-indent="false">
        <style:tab-stops/>
      </style:paragraph-properties>
      <style:text-properties fo:color="#000000" loext:opacity="100%" style:font-name="Albany3" fo:font-size="10pt" fo:font-weight="normal" officeooo:paragraph-rsid="001b5e58" style:font-size-asian="10pt" style:font-weight-asian="normal" style:font-size-complex="10pt" style:font-weight-complex="normal"/>
    </style:style>
    <style:style style:name="P42" style:family="paragraph" style:parent-style-name="Table_20_Contents" style:list-style-name="Item_20__23_">
      <style:text-properties fo:color="#ffffff" loext:opacity="100%" style:font-name="Albany3" fo:font-size="10pt" fo:language="en" fo:country="US" fo:font-weight="bold" officeooo:paragraph-rsid="001b5e58" style:font-size-asian="10pt" style:font-weight-asian="bold" style:font-size-complex="10pt" style:font-weight-complex="bold"/>
    </style:style>
    <style:style style:name="P43" style:family="paragraph" style:parent-style-name="Table_20_Contents" style:list-style-name="Item_20__23_">
      <style:text-properties fo:color="#000000" loext:opacity="100%" style:font-name="Albany3" fo:font-size="10pt" fo:language="en" fo:country="US" fo:font-weight="bold" officeooo:paragraph-rsid="001b5e58" style:font-size-asian="10pt" style:font-weight-asian="bold" style:font-size-complex="10pt" style:font-weight-complex="bold"/>
    </style:style>
    <style:style style:name="P44" style:family="paragraph" style:parent-style-name="Table_20_Contents">
      <style:text-properties officeooo:rsid="0017546e" officeooo:paragraph-rsid="0017546e"/>
    </style:style>
    <style:style style:name="T1" style:family="text">
      <style:text-properties fo:language="en" fo:country="US"/>
    </style:style>
    <style:style style:name="T2" style:family="text">
      <style:text-properties style:text-underline-style="solid" style:text-underline-width="auto" style:text-underline-color="font-color"/>
    </style:style>
    <style:style style:name="T3" style:family="text">
      <style:text-properties fo:color="#000000" loext:opacity="100%" style:font-name="Albany3"/>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color="#ff0000" loext:opacity="100%"/>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text:list-style style:name="L1">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2"/>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tracked-changes>
        <text:changed-region xml:id="ct94566201326704" text:id="ct94566201326704">
          <text:deletion>
            <office:change-info>
              <dc:creator>Unknown Author</dc:creator>
              <dc:date>2020-07-29T16:37:49</dc:date>
            </office:change-info>
            <text:p text:style-name="P1">Test</text:p>
          </text:deletion>
        </text:changed-region>
        <text:changed-region xml:id="ct94566098880608" text:id="ct94566098880608">
          <text:insertion>
            <office:change-info>
              <dc:creator>Unknown Author</dc:creator>
              <dc:date>2020-07-29T16:37: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1</text:p>
      <table:table table:name="Table1" table:style-name="Table1">
        <table:table-column table:style-name="Table1.A"/>
        <table:table-column table:style-name="Table1.B"/>
        <table:table-row table:style-name="TableLine94566151298928">
          <table:table-cell table:style-name="Table1.A1" office:value-type="string">
            <text:p text:style-name="P1">Test</text:p>
          </table:table-cell>
          <table:table-cell table:style-name="Table1.B1" office:value-type="string">
            <text:p text:style-name="P1"><text:change text:change-id="ct94566201326704"/><text:change-start text:change-id="ct94566098880608"/>Test2<text:change-end text:change-id="ct94566098880608"/></text:p>
          </table:table-cell>
        </table:table-row>
      </table:table>
      <text:p text:style-name="P6">P2</text:p>
      <text:h text:style-name="P31" text:outline-level="1">Detailed Specification</text:h>
      <text:h text:style-name="P32" text:outline-level="2">The new User Interface of the Extension Manager</text:h>
      <text:p text:style-name="P21"><text:s text:c="16"/></text:p>
      <text:p text:style-name="P21"><text:s text:c="15"/></text:p>
      <text:p text:style-name="P21"><text:s text:c="18"/></text:p>
      <text:p text:style-name="P21"><text:s text:c="5"/>The icon for shared extensions is currently a placeholder and will be exchanged by the final one soon. <text:s text:c="22"/></text:p>
      <text:p text:style-name="P40"/>
      <text:p text:style-name="P10"><text:span text:style-name="T4">A link to the extension repository is also part of the Extension Manager.</text:span><text:span text:style-name="T5"> It is already specified in the specification</text:span> <text:a xlink:type="simple" xlink:href="http://specs.openoffice.org/appwide/packagemanager/link_to_extensions_services_openoffice_org.odt" text:style-name="Internet_20_link" text:visited-style-name="Visited_20_Internet_20_Link"><text:span text:style-name="T4">http://specs.openoffice.org/appwide/packagemanager/link_to_extensions_services_openoffice_org.odt</text:span></text:a><text:span text:style-name="T4">,</text:span> <text:span text:style-name="T4">but for the sake of completeness it's description will be added here:</text:span></text:p>
      <text:p text:style-name="P12"/>
      <table:table table:name="Table29" table:style-name="Table29">
        <table:table-column table:style-name="Table29.A"/>
        <table:table-column table:style-name="Table29.B"/>
        <table:table-header-rows>
          <table:table-row table:style-name="TableLine94566157892816">
            <table:table-cell table:style-name="Table29.A1" office:value-type="string">
              <text:p text:style-name="P28">Item</text:p>
            </table:table-cell>
            <table:table-cell table:style-name="Table29.A1" office:value-type="string">
              <text:p text:style-name="P28">English</text:p>
            </table:table-cell>
          </table:table-row>
        </table:table-header-rows>
        <table:table-row table:style-name="TableLine94566175827120">
          <table:table-cell table:style-name="Table29.A2" office:value-type="string">
            <text:p text:style-name="P5">Link Control</text:p>
          </table:table-cell>
          <table:table-cell table:style-name="Table29.B2" office:value-type="string">
            <text:p text:style-name="P27">Get more extensions online...</text:p>
          </table:table-cell>
        </table:table-row>
      </table:table>
      <text:p text:style-name="P13">At mouse over this link the URL to the extension repository becomes visible as tool tip. </text:p>
      <text:p text:style-name="P9">The unvisited link changes it's color to read, when it is visited. When the dialog is closed, the link again shows the unvisited status. The link is accessible by the tab key.</text:p>
      <text:h text:style-name="P33" text:outline-level="3">User scenarios</text:h>
      <text:list xml:id="list4022461687" text:style-name="L2">
        <text:list-item>
          <text:p text:style-name="P36">The user wants to add an extension to enhance his Office with further function by a few mouse clicks.<text:line-break/>In OpenOffice.org 2.4 he needs first to decide between the appropriate top level node 'My Extensions' and 'OpenOffice.org Extensions' and then select one of both top level nodes to get the button 'Add...' enabled before he can install a further extension.<text:line-break/>In OpenOffice.org 3.0 he just opens the Extension Manager and clicks on the button 'Add...' to install a further extension. </text:p>
        </text:list-item>
        <text:list-item>
          <text:p text:style-name="P36">The user wants to update his installed extension(s) from within the same UI.<text:line-break/>In OpenOffice.org 2.4 the user click on the 'Updates...' button and perhaps wonders, why the shared extensions have not been updated. In the new user interface installed shared extensions are visible as such by an appropriate icon. The user quicker realizes such extensions in the list.</text:p>
        </text:list-item>
        <text:list-item>
          <text:p text:style-name="P36">The user wants to change the options (if existing) of an extension. Options can be modified with each write right. After click on this button the Options dialog for installed extensions opens and the user can change them according his needs. If no options for the extension are existing no 'Options' button appears.</text:p>
        </text:list-item>
        <text:list-item>
          <text:p text:style-name="P36">The user wants to have the opportunity to disable an extension he installed.<text:line-break/>In case the extension is visible as disabled (disabled programmatically out of any reason), the extension name and description are grayed and the buttons are disabled.</text:p>
        </text:list-item>
        <text:list-item>
          <text:p text:style-name="P36">The user should be able to remove the extension he installed.</text:p>
        </text:list-item>
      </text:list>
      <text:p text:style-name="P21"/>
      <text:h text:style-name="P33" text:outline-level="3">The new User Interface in general</text:h>
      <text:p text:style-name="P21">This UI eases the overview of information per extension. </text:p>
      <text:p text:style-name="P21"><text:soft-page-break/>No tree list is needed any more as the visual differentiation between two top level nodes has been removed. And no further files like dll, xcu etc. will be listed for an extension.</text:p>
      <text:p text:style-name="P21">Furthermore the number of buttons has been reduced: The export function will be removed. <text:line-break/>'Enable' and 'Disable' buttons will be merged to one button changing it's label accordingly. <text:line-break/>Only a selected extension shows the buttons 'Options...', Disable / Enable, 'Remove', the general button area becomes more clear by this behaviour and so the function of these buttons is at hand when needed.</text:p>
      <text:p text:style-name="P21">The area-size of a single extension changes dynamically. When selected it's height gets enhanced showing the available text and buttons.</text:p>
      <text:p text:style-name="P21">The extensions are divided by a horizontal gray line.</text:p>
      <text:p text:style-name="P21">Appropriate icons make visible the current status of the extension. </text:p>
      <text:p text:style-name="P21">Publisher links, if existing, will be added also.</text:p>
      <text:p text:style-name="P21">The alignment of the buttons corresponds to the workflow, which needs to cover the use cases.</text:p>
      <text:p text:style-name="P21"/>
      <text:p text:style-name="P21">In the new user interface the first entry is selected by default. The button focus is on the close button.</text:p>
      <text:p text:style-name="P21"><text:line-break/>Following issues concerning the appearance of extensions will be changed in OpenOffice.org 3.0:</text:p>
      <text:list xml:id="list2382534616" text:style-name="L3">
        <text:list-item>
          <text:p text:style-name="P37">The extensions appears with it's display name.</text:p>
        </text:list-item>
        <text:list-item>
          <text:p text:style-name="P37">The files like dlls, xcu etc. hanging below an extension as in the versions &lt;= <text:s/>OpenOffice.org 3.0 will be removed and thus no more visible in the Extension Manager.</text:p>
        </text:list-item>
      </text:list>
      <text:p text:style-name="P21"/>
      <text:h text:style-name="P35" text:outline-level="4">Order and Selection of installed Extensions </text:h>
      <text:p text:style-name="P21">In the opened dialog the first listed extension on top is selected.<text:span text:style-name="T6"> </text:span>The installed extension(s) will appear in alphabetical order. The last new installed extension becomes selected in the open Extension Manager dialog. The last made selection in the Extension Manager keeps persistent during the session.</text:p>
      <text:p text:style-name="P21">As long as an extension is selected and an action is started on this selection, no further selection of another extension is possible.</text:p>
      <text:h text:style-name="P33" text:outline-level="3">Extension Title and Version</text:h>
      <text:p text:style-name="P14">The extension title is the display name followed by the version number of the extension. If the extension name gets too long it becomes truncated by ellipses.</text:p>
      <text:h text:style-name="P34" text:outline-level="3">Link</text:h>
      <text:p text:style-name="P14">It should be possible to put a link about the publisher besides the extension name and version.</text:p>
      <text:h text:style-name="P33" text:outline-level="3">Description Text</text:h>
      <text:p text:style-name="P21">The description of an extension is one short concise sentence (see spec <text:a xlink:type="simple" xlink:href="http://specs.openoffice.org/appwide/packagemanager/packagemanager_gui_spec.sxw" text:style-name="Internet_20_link" text:visited-style-name="Visited_20_Internet_20_Link">packagemanager_gui</text:a> chapter 6.13) appearing in the line under the extension name. Thus this description will not appear as a tip help on the extension name.</text:p>
      <text:h text:style-name="P33" text:outline-level="3"><text:soft-page-break/>Icons</text:h>
      <text:p text:style-name="P14">An icon for marking extensions as shared will be shown. <text:line-break/>Furthermore a warning icon in case the extension status is unknown will appear. These two status icons will have the size of 16x16 pixel.</text:p>
      <text:p text:style-name="P14">The new UI will show the standard icon for each extension, which does not include an own icon. <text:line-break/>Now an extension can have it's own icon, which will be placed in front of the extension name in a size of 32x32 pixel.</text:p>
      <text:h text:style-name="P35" text:outline-level="4">Icon Position</text:h>
      <text:p text:style-name="P14">The icon of the extension will be positioned in front of the extension name.<text:line-break/>The status icons will be positioned at the right side as shown in figure 1.<text:line-break/>The status icons will appear in the order warning, shared. If only one of both icons is displayed, each keeps it's position.</text:p>
      <text:h text:style-name="P33" text:outline-level="3">Buttons</text:h>
      <text:list xml:id="list3286642345" text:style-name="L4">
        <text:list-item>
          <text:p text:style-name="P38">Buttons in the general area:</text:p>
          <text:list>
            <text:list-item>
              <text:p text:style-name="P38">Check for Updates...: At click on the Check for Updates... button all extensions will be updated.</text:p>
            </text:list-item>
            <text:list-item>
              <text:p text:style-name="P38">Add...: At click on that button further extensions can be installed. </text:p>
            </text:list-item>
            <text:list-item>
              <text:p text:style-name="P38">Help button</text:p>
            </text:list-item>
            <text:list-item>
              <text:p text:style-name="P38">Close button</text:p>
            </text:list-item>
          </text:list>
        </text:list-item>
        <text:list-item>
          <text:p text:style-name="P38">Buttons per selected extension: </text:p>
          <text:list>
            <text:list-item>
              <text:p text:style-name="P38">Options...: If options are existing for an extension, the selected extensions has available an options button. </text:p>
            </text:list-item>
            <text:list-item>
              <text:p text:style-name="P38">Disable / Enable: The button changes it's label accordingly.</text:p>
            </text:list-item>
            <text:list-item>
              <text:p text:style-name="P38">Remove: At click on this button the extensions becomes deinstalled.</text:p>
            </text:list-item>
          </text:list>
        </text:list-item>
      </text:list>
      <text:h text:style-name="P33" text:outline-level="3">Selection Mode</text:h>
      <text:p text:style-name="P21">In the new user interface there will be no more need for a multi-selection. Only the update function applies to all extensions without the need to select all of them. </text:p>
      <text:h text:style-name="P33" text:outline-level="3">Progress Bar</text:h>
      <text:p text:style-name="P14">A progress bar appears as shown in figure 1. This progressbar shows progress at adding, removing, enabling and disabling an extension. The progress bar will always appear complete, even if the time period is very short. Besides the progress bar the current action is visible as label. In case the text becomes too long, it will be shown shortened by ellipsis. If a percentage value will be available, it can be shown at the right side of the progress bar, if not available it is visible without a percentage value. Currently the progress for updating an extension is running within an own dialog and will be adjusted in a next version.</text:p>
      <text:p text:style-name="P14"/>
      <text:h text:style-name="P35" text:outline-level="4"><text:soft-page-break/>Cancel Button besides the Progress Bar</text:h>
      <text:p text:style-name="P14">At the moment the progress bar appears, at the right side of the progress bar a cancel button appears also to enable canceling the started action. After the action has been finished or canceled, the progress bar and cancel button disappear.</text:p>
      <text:p text:style-name="P14">Pressing the button while installing, removing, disabling, and <text:s/>enabling should cancel the operation and restore the previous state of the extension. For example, when an extension is installed, the user presses 'Remove' and then 'Cancel', then the extension should still be there and function.</text:p>
      <text:h text:style-name="P33" text:outline-level="3">Context Menu</text:h>
      <text:p text:style-name="P14"/>
      <text:p text:style-name="P14"><draw:frame draw:style-name="fr1" draw:name="Frame3" text:anchor-type="as-char" svg:width="0.9193in" draw:z-index="0"><draw:text-box fo:min-height="0.789in"><text:p text:style-name="Figure">Figure <text:sequence text:ref-name="refFigure0" text:name="Figure" text:formula="ooow:Figure+1" style:num-format="1">1</text:sequence>: The reduced and reordered context menu of a selected extension.</text:p></draw:text-box></draw:frame></text:p>
      <text:p text:style-name="P14"/>
      <text:p text:style-name="P14">The context menu of a selected extension becomes reduced: The former entry 'Export...' is removed. Furthermore the order of the context menu entries changes as visible in figure 2.</text:p>
      <text:p text:style-name="P14"/>
      <text:h text:style-name="P33" text:outline-level="3">The Tab Order in the Dialog</text:h>
      <text:list xml:id="list3583372734" text:style-name="L5">
        <text:list-item>
          <text:p text:style-name="P39">Options...</text:p>
        </text:list-item>
        <text:list-item>
          <text:p text:style-name="P39">Disable / Enable</text:p>
        </text:list-item>
        <text:list-item>
          <text:p text:style-name="P39">Remove</text:p>
        </text:list-item>
        <text:list-item>
          <text:p text:style-name="P39">Help</text:p>
        </text:list-item>
        <text:list-item>
          <text:p text:style-name="P39">Add...</text:p>
        </text:list-item>
        <text:list-item>
          <text:p text:style-name="P39">Check for Updates...</text:p>
        </text:list-item>
        <text:list-item>
          <text:p text:style-name="P39">Close</text:p>
        </text:list-item>
      </text:list>
      <text:p text:style-name="P21"/>
      <text:h text:style-name="P33" text:outline-level="3">Showing a Warning in Case of Unknown Status</text:h>
      <text:p text:style-name="P14">The warning icon named in paragraph 1.1.6 appears in case the status of the installed extension is unknown, means not recognized as enabled or disabled. To assure that the user has the opportunity to realize this error, it should be visible independent of being selected or not. </text:p>
      <text:p text:style-name="P14">Thus in case an extension with status unknown is not selected, it's content will be displayed as follows:</text:p>
      <text:list xml:id="list5744410415696" text:continue-list="list3583372734" text:style-name="L5">
        <text:list-item text:start-value="1">
          <text:p text:style-name="P39">Extension name</text:p>
        </text:list-item>
        <text:list-item>
          <text:p text:style-name="P39"><text:soft-page-break/>the error string 'Error: The status of this extension is unknown'</text:p>
        </text:list-item>
        <text:list-item>
          <text:p text:style-name="P39">the description of the extension is not shown</text:p>
        </text:list-item>
      </text:list>
      <text:p text:style-name="P24">In case an extension with status unknown is selected, it's content will be displayed as follows:</text:p>
      <text:list xml:id="list5745040047427" text:continue-list="list5744410415696" text:style-name="L5">
        <text:list-item text:start-value="1">
          <text:p text:style-name="P39">Extension name</text:p>
        </text:list-item>
        <text:list-item>
          <text:p text:style-name="P39">the error string 'Error: The status of this extension is unknown'</text:p>
        </text:list-item>
        <text:list-item>
          <text:p text:style-name="P39">the description of the extension is shown, because in that case there is enough space to display all parts.</text:p>
        </text:list-item>
      </text:list>
      <text:p text:style-name="P21"/>
      <text:h text:style-name="P33" text:outline-level="3">Installing Extensions as Root </text:h>
      <text:p text:style-name="P19">When a user with root rights clicks the 'Add'-button to install an extension, the 'Add Extension(s)' file dialog opens. After click on the 'Open' button the following warning alert appears:</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1" svg:font-family="StarSymbol" style:font-charset="x-symbol"/>
    <style:font-face style:name="StarSymbol2" svg:font-family="StarSymbol" style:font-adornments="Regular" style:font-pitch="variable"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Cumberland" svg:font-family="Cumberland" style:font-family-generic="modern" style:font-pitch="fixed"/>
    <style:font-face style:name="Albany2" svg:font-family="Albany" style:font-family-generic="roman" style:font-pitch="variable"/>
    <style:font-face style:name="Liberation Serif" svg:font-family="'Liberation Serif'" style:font-family-generic="roman" style:font-pitch="variable"/>
    <style:font-face style:name="Albany3" svg:font-family="Albany" style:font-family-generic="swiss" style:font-pitch="variable"/>
    <style:font-face style:name="Albany" svg:font-family="Albany" style:font-adornments="Bold" style:font-family-generic="swiss" style:font-pitch="variable"/>
    <style:font-face style:name="Albany1" svg:font-family="Albany"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3937in" fo:margin-bottom="0.0783in" style:contextual-spacing="false" fo:background-color="transparent" text:number-lines="true" text:line-number="0">
        <style:tab-stops/>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contextual-spacing="false"/>
      <style:text-properties fo:font-size="12pt" fo:font-style="normal" fo:font-weight="bold" style:letter-kerning="true" style:font-size-asian="14pt" style:font-style-asian="italic" style:font-weight-asian="bold" style:font-size-complex="14pt" style:font-style-complex="italic" style:font-weight-complex="bold"/>
    </style:style>
    <style:style style:name="Section" style:family="paragraph" style:parent-style-name="Text_20_body">
      <loext:graphic-properties draw:fill="none" draw:fill-color="#99ccff"/>
      <style:paragraph-properties fo:orphans="2" fo:widows="2" fo:background-color="transparent">
        <style:tab-stops/>
        <style:drop-cap/>
      </style:paragraph-properties>
      <style:text-properties style:font-name="Albany1" fo:font-family="Albany" style:font-style-name="Regular" style:font-family-generic="swiss" style:font-pitch="variable" fo:font-size="10pt"/>
    </style:style>
    <style:style style:name="Figure" style:family="paragraph" style:parent-style-name="Caption" style:class="extra">
      <loext:graphic-properties draw:fill="none" draw:fill-color="#99ccff"/>
      <style:paragraph-properties fo:background-color="transparent" fo:padding="0in" fo:border="none">
        <style:tab-stops/>
      </style:paragraph-properties>
      <style:text-properties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Heading" style:display-name="Table Heading" style:family="paragraph" style:parent-style-name="Table_20_Contents" style:class="extra">
      <loext:graphic-properties draw:fill="none" draw:fill-color="#99ccff"/>
      <style:paragraph-properties fo:margin-top="0in" fo:margin-bottom="0in" style:contextual-spacing="false" fo:text-align="start" style:justify-single-word="false" fo:background-color="transparent" style:shadow="none" text:number-lines="false" text:line-number="0"/>
      <style:text-properties fo:color="#ffffff" loext:opacity="100%" fo:font-size="10pt" fo:font-style="normal"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contextual-spacing="false"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Drawing" style:family="paragraph" style:parent-style-name="Caption" style:class="extra"/>
    <style:style style:name="ControlProperies" style:family="paragraph" style:parent-style-name="Text_20_body" style:class="text">
      <style:paragraph-properties fo:keep-together="always"/>
      <style:text-properties style:font-name="Albany1" fo:font-family="Albany" style:font-style-name="Regular" style:font-family-generic="swiss" style:font-pitch="variable" fo:font-size="10pt"/>
    </style:style>
    <style:style style:name="Heading_20_6" style:display-name="Heading 6" style:family="paragraph" style:parent-style-name="Heading" style:next-style-name="Text_20_body" style:default-outline-level="6" style:class="text">
      <style:text-properties style:font-name="Albany" fo:font-family="Albany" style:font-style-name="Bold" style:font-family-generic="swiss" style:font-pitch="variable" fo:font-size="10pt" fo:font-weight="bold" style:font-size-asian="75%" style:font-weight-asian="bold" style:font-size-complex="75%" style:font-weight-complex="bold"/>
    </style:style>
    <style:style style:name="Section_20_Heading" style:display-name="Section Heading" style:family="paragraph" style:parent-style-name="Heading_20_6" style:default-outline-level="" style:list-style-nam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7-29T16:38:22.458258513</meta:creation-date>
    <meta:editing-duration>PT4M30S</meta:editing-duration>
    <meta:editing-cycles>8</meta:editing-cycles>
    <meta:generator>LibreOfficeDev/7.1.0.0.alpha0$Linux_X86_64 LibreOffice_project/56b2214c3aa40c2e2522eba5584063fb34e003ba</meta:generator>
    <dc:date>2020-07-30T00:57:42.198956135</dc:date>
    <meta:document-statistic meta:table-count="2" meta:image-count="0" meta:object-count="0" meta:page-count="6" meta:paragraph-count="91" meta:word-count="1477" meta:character-count="8866" meta:non-whitespace-character-count="7410"/>
  </office:meta>
</office:document-meta>
</file>